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53e" officeooo:paragraph-rsid="001c7d87"/>
    </style:style>
    <style:style style:name="P2" style:family="paragraph" style:parent-style-name="Standard" style:list-style-name="L1">
      <style:text-properties fo:font-size="8pt" officeooo:paragraph-rsid="001c7d87" style:font-size-asian="8pt" style:font-size-complex="8pt"/>
    </style:style>
    <style:style style:name="P3" style:family="paragraph" style:parent-style-name="Standard" style:list-style-name="L1">
      <style:text-properties fo:font-size="8pt" officeooo:rsid="0018f4d8" officeooo:paragraph-rsid="001c7d87" style:font-size-asian="8pt" style:font-size-complex="8pt"/>
    </style:style>
    <style:style style:name="P4" style:family="paragraph" style:parent-style-name="Standard" style:list-style-name="L1">
      <style:text-properties fo:font-size="8pt" officeooo:rsid="0017453e" officeooo:paragraph-rsid="001c7d87" style:font-size-asian="8pt" style:font-size-complex="8pt"/>
    </style:style>
    <style:style style:name="P5" style:family="paragraph" style:parent-style-name="Standard" style:list-style-name="L1">
      <style:text-properties fo:font-size="8pt" officeooo:rsid="00197f06" officeooo:paragraph-rsid="001c7d87" style:font-size-asian="8pt" style:font-size-complex="8pt"/>
    </style:style>
    <style:style style:name="P6" style:family="paragraph" style:parent-style-name="Standard" style:list-style-name="L1">
      <style:text-properties fo:font-size="8pt" officeooo:rsid="001bfb1a" officeooo:paragraph-rsid="001c7d87" style:font-size-asian="8pt" style:font-size-complex="8pt"/>
    </style:style>
    <style:style style:name="P7" style:family="paragraph" style:parent-style-name="Standard" style:list-style-name="L1">
      <style:text-properties fo:font-size="8pt" officeooo:rsid="001c344e" officeooo:paragraph-rsid="001c7d87" style:font-size-asian="8pt" style:font-size-complex="8pt"/>
    </style:style>
    <style:style style:name="P8" style:family="paragraph" style:parent-style-name="Standard">
      <style:text-properties officeooo:paragraph-rsid="001e2704"/>
    </style:style>
    <style:style style:name="P9" style:family="paragraph" style:parent-style-name="Standard">
      <style:text-properties fo:color="#000000" officeooo:rsid="00206f79" officeooo:paragraph-rsid="001b7470"/>
    </style:style>
    <style:style style:name="P10" style:family="paragraph" style:parent-style-name="Standard">
      <style:text-properties fo:color="#000000" fo:font-size="8pt" officeooo:rsid="00206f79" officeooo:paragraph-rsid="001e2704" style:font-size-asian="8pt" style:font-size-complex="8pt"/>
    </style:style>
    <style:style style:name="P11" style:family="paragraph" style:parent-style-name="Standard">
      <style:text-properties fo:color="#000000" fo:font-size="8pt" officeooo:rsid="00206f79" officeooo:paragraph-rsid="00210312" style:font-size-asian="8pt" style:font-size-complex="8pt"/>
    </style:style>
    <style:style style:name="P12" style:family="paragraph" style:parent-style-name="Standard">
      <style:text-properties fo:color="#000000" fo:font-size="8pt" officeooo:rsid="00206f79" officeooo:paragraph-rsid="0026f92d" style:font-size-asian="8pt" style:font-size-complex="8pt"/>
    </style:style>
    <style:style style:name="P13" style:family="paragraph" style:parent-style-name="Standard">
      <style:text-properties fo:color="#000000" fo:font-size="8pt" officeooo:rsid="0021ac3b" officeooo:paragraph-rsid="001e2704" style:font-size-asian="8pt" style:font-size-complex="8pt"/>
    </style:style>
    <style:style style:name="P14" style:family="paragraph" style:parent-style-name="Standard">
      <style:text-properties fo:color="#000000" fo:font-size="8pt" officeooo:rsid="0062bbed" officeooo:paragraph-rsid="001e2704" style:font-size-asian="8pt" style:font-size-complex="8pt"/>
    </style:style>
    <style:style style:name="P15" style:family="paragraph" style:parent-style-name="Standard">
      <style:text-properties fo:color="#000000" fo:font-size="8pt" officeooo:rsid="0062bbed" officeooo:paragraph-rsid="00210312" style:font-size-asian="8pt" style:font-size-complex="8pt"/>
    </style:style>
    <style:style style:name="P16" style:family="paragraph" style:parent-style-name="Standard">
      <style:text-properties fo:color="#000000" fo:font-size="8pt" officeooo:rsid="008bef4b" officeooo:paragraph-rsid="001e2704" style:font-size-asian="8pt" style:font-size-complex="8pt"/>
    </style:style>
    <style:style style:name="P17" style:family="paragraph" style:parent-style-name="Standard">
      <style:text-properties fo:color="#000000" fo:font-size="8pt" officeooo:rsid="008bef4b" officeooo:paragraph-rsid="00210312" style:font-size-asian="8pt" style:font-size-complex="8pt"/>
    </style:style>
    <style:style style:name="P18" style:family="paragraph" style:parent-style-name="Standard">
      <style:text-properties fo:color="#000000" fo:font-size="8pt" officeooo:rsid="007d92be" officeooo:paragraph-rsid="001e2704" style:font-size-asian="8pt" style:font-size-complex="8pt"/>
    </style:style>
    <style:style style:name="P19" style:family="paragraph" style:parent-style-name="Standard">
      <style:text-properties fo:color="#000000" fo:font-size="8pt" officeooo:rsid="0049b26b" officeooo:paragraph-rsid="001e2704" style:font-size-asian="8pt" style:font-size-complex="8pt"/>
    </style:style>
    <style:style style:name="P20" style:family="paragraph" style:parent-style-name="Standard">
      <style:text-properties fo:color="#000000" fo:font-size="8pt" officeooo:rsid="004b01e5" officeooo:paragraph-rsid="001e2704" style:font-size-asian="8pt" style:font-size-complex="8pt"/>
    </style:style>
    <style:style style:name="P21" style:family="paragraph" style:parent-style-name="Standard">
      <style:text-properties fo:color="#000000" fo:font-size="8pt" officeooo:rsid="004fc68b" officeooo:paragraph-rsid="001e2704" style:font-size-asian="8pt" style:font-size-complex="8pt"/>
    </style:style>
    <style:style style:name="P22" style:family="paragraph" style:parent-style-name="Standard">
      <style:text-properties fo:color="#000000" fo:font-size="8pt" officeooo:rsid="0025b549" officeooo:paragraph-rsid="001e2704" style:font-size-asian="8pt" style:font-size-complex="8pt"/>
    </style:style>
    <style:style style:name="P23" style:family="paragraph" style:parent-style-name="Standard">
      <style:text-properties fo:color="#000000" fo:font-size="8pt" officeooo:rsid="0025b549" officeooo:paragraph-rsid="00210312" style:font-size-asian="8pt" style:font-size-complex="8pt"/>
    </style:style>
    <style:style style:name="P24" style:family="paragraph" style:parent-style-name="Standard">
      <style:text-properties fo:color="#000000" fo:font-size="8pt" officeooo:rsid="0025b549" officeooo:paragraph-rsid="001c7d87" style:font-size-asian="8pt" style:font-size-complex="8pt"/>
    </style:style>
    <style:style style:name="P25" style:family="paragraph" style:parent-style-name="Standard">
      <style:text-properties fo:color="#000000" fo:font-size="8pt" officeooo:rsid="00210312" officeooo:paragraph-rsid="00210312" style:font-size-asian="8pt" style:font-size-complex="8pt"/>
    </style:style>
    <style:style style:name="P26" style:family="paragraph" style:parent-style-name="Standard">
      <style:text-properties fo:color="#000000" fo:font-size="8pt" officeooo:rsid="0029dd37" officeooo:paragraph-rsid="0029dd37" style:font-size-asian="8pt" style:font-size-complex="8pt"/>
    </style:style>
    <style:style style:name="P27" style:family="paragraph" style:parent-style-name="Standard">
      <style:text-properties fo:color="#000000" fo:font-size="8pt" officeooo:rsid="002baf5d" officeooo:paragraph-rsid="0029dd37" style:font-size-asian="8pt" style:font-size-complex="8pt"/>
    </style:style>
    <style:style style:name="P28" style:family="paragraph" style:parent-style-name="Standard">
      <style:text-properties fo:color="#000000" fo:font-size="8pt" officeooo:rsid="0049b26b" officeooo:paragraph-rsid="001b7470" style:font-size-asian="7pt" style:font-size-complex="8pt"/>
    </style:style>
    <style:style style:name="P29" style:family="paragraph" style:parent-style-name="Standard">
      <style:text-properties fo:color="#000000" fo:font-size="8pt" fo:font-weight="normal" officeooo:rsid="0021ac3b" officeooo:paragraph-rsid="0026f92d" style:font-size-asian="8pt" style:font-weight-asian="normal" style:font-size-complex="8pt" style:font-weight-complex="normal"/>
    </style:style>
    <style:style style:name="P30" style:family="paragraph" style:parent-style-name="Standard">
      <style:text-properties fo:color="#000000" fo:font-size="8pt" fo:font-weight="normal" officeooo:rsid="0026f92d" officeooo:paragraph-rsid="0026f92d" style:font-size-asian="8pt" style:font-weight-asian="normal" style:font-size-complex="8pt" style:font-weight-complex="normal"/>
    </style:style>
    <style:style style:name="P31" style:family="paragraph" style:parent-style-name="Standard">
      <style:text-properties fo:color="#000000" fo:font-size="8pt" fo:font-weight="bold" officeooo:rsid="0021ac3b" officeooo:paragraph-rsid="0026f92d" style:font-size-asian="8pt" style:font-weight-asian="bold" style:font-size-complex="8pt" style:font-weight-complex="bold"/>
    </style:style>
    <style:style style:name="P32" style:family="paragraph" style:parent-style-name="Standard">
      <style:text-properties fo:color="#000000" officeooo:paragraph-rsid="001e2704"/>
    </style:style>
    <style:style style:name="P33" style:family="paragraph" style:parent-style-name="Standard">
      <style:text-properties fo:color="#000000" officeooo:rsid="004fc68b" officeooo:paragraph-rsid="001e2704"/>
    </style:style>
    <style:style style:name="P34" style:family="paragraph" style:parent-style-name="Standard">
      <style:text-properties fo:color="#000000" officeooo:rsid="0051a970" officeooo:paragraph-rsid="001e2704"/>
    </style:style>
    <style:style style:name="P35" style:family="paragraph" style:parent-style-name="Standard">
      <style:text-properties fo:color="#000000" style:text-line-through-style="solid" style:text-line-through-type="single" officeooo:paragraph-rsid="001e2704"/>
    </style:style>
    <style:style style:name="P36" style:family="paragraph" style:parent-style-name="Standard">
      <style:text-properties fo:color="#000000" officeooo:rsid="00b2f4f1" officeooo:paragraph-rsid="001e2704"/>
    </style:style>
    <style:style style:name="P37" style:family="paragraph" style:parent-style-name="Standard">
      <style:text-properties fo:color="#000000" fo:font-size="16pt" officeooo:rsid="00206f79" officeooo:paragraph-rsid="001b7470" style:font-size-asian="16pt" style:font-size-complex="16pt"/>
    </style:style>
    <style:style style:name="P38" style:family="paragraph" style:parent-style-name="Standard">
      <style:text-properties fo:color="#000000" fo:font-size="14pt" officeooo:rsid="0038f8e5" officeooo:paragraph-rsid="001b7470" style:font-size-asian="14pt" style:font-size-complex="14pt"/>
    </style:style>
    <style:style style:name="P39" style:family="paragraph" style:parent-style-name="Standard">
      <style:text-properties fo:color="#000000" officeooo:paragraph-rsid="00210312"/>
    </style:style>
    <style:style style:name="P40" style:family="paragraph" style:parent-style-name="Standard">
      <style:text-properties fo:color="#000000" fo:font-size="12pt" officeooo:rsid="00210312" officeooo:paragraph-rsid="00210312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/>
      <style:text-properties fo:color="#000000" fo:font-size="8pt" officeooo:rsid="00821823" officeooo:paragraph-rsid="001e2704" style:font-size-asian="8pt" style:font-size-complex="8pt"/>
    </style:style>
    <style:style style:name="P42" style:family="paragraph" style:parent-style-name="Standard">
      <style:paragraph-properties fo:margin-top="0in" fo:margin-bottom="0in" loext:contextual-spacing="false"/>
      <style:text-properties fo:color="#000000" fo:font-size="8pt" officeooo:rsid="00821823" officeooo:paragraph-rsid="00210312" style:font-size-asian="8pt" style:font-size-complex="8pt"/>
    </style:style>
    <style:style style:name="P43" style:family="paragraph" style:parent-style-name="Standard">
      <style:paragraph-properties fo:margin-top="0in" fo:margin-bottom="0in" loext:contextual-spacing="false"/>
      <style:text-properties fo:color="#000000" fo:font-size="8pt" officeooo:rsid="0025b549" officeooo:paragraph-rsid="001e2704" style:font-size-asian="8pt" style:font-size-complex="8pt"/>
    </style:style>
    <style:style style:name="P44" style:family="paragraph" style:parent-style-name="Standard">
      <style:paragraph-properties fo:margin-top="0in" fo:margin-bottom="0in" loext:contextual-spacing="false"/>
      <style:text-properties fo:color="#000000" fo:font-size="8pt" officeooo:rsid="0025b549" officeooo:paragraph-rsid="00210312" style:font-size-asian="8pt" style:font-size-complex="8pt"/>
    </style:style>
    <style:style style:name="P45" style:family="paragraph" style:parent-style-name="Standard">
      <style:paragraph-properties fo:margin-top="0in" fo:margin-bottom="0in" loext:contextual-spacing="false"/>
      <style:text-properties fo:color="#000000" fo:font-size="8pt" officeooo:rsid="0021ac3b" officeooo:paragraph-rsid="002404d9" style:font-size-asian="8pt" style:font-size-complex="8pt"/>
    </style:style>
    <style:style style:name="P46" style:family="paragraph" style:parent-style-name="Standard">
      <style:paragraph-properties fo:margin-top="0in" fo:margin-bottom="0in" loext:contextual-spacing="false"/>
      <style:text-properties fo:color="#000000" fo:font-size="8pt" officeooo:rsid="0062bbed" officeooo:paragraph-rsid="001c7d87" style:font-size-asian="8pt" style:font-size-complex="8pt"/>
    </style:style>
    <style:style style:name="P47" style:family="paragraph" style:parent-style-name="Standard">
      <style:paragraph-properties fo:margin-top="0in" fo:margin-bottom="0in" loext:contextual-spacing="false"/>
      <style:text-properties fo:color="#000000" fo:font-size="8pt" officeooo:rsid="0017453e" officeooo:paragraph-rsid="001c7d87" style:font-size-asian="8pt" style:font-size-complex="8pt"/>
    </style:style>
    <style:style style:name="P48" style:family="paragraph" style:parent-style-name="Standard">
      <style:paragraph-properties fo:margin-top="0in" fo:margin-bottom="0in" loext:contextual-spacing="false"/>
      <style:text-properties fo:color="#000000" fo:font-size="8pt" officeooo:rsid="001e2704" officeooo:paragraph-rsid="00210312" style:font-size-asian="7pt" style:font-size-complex="8pt"/>
    </style:style>
    <style:style style:name="P49" style:family="paragraph" style:parent-style-name="Standard">
      <style:paragraph-properties fo:margin-top="0in" fo:margin-bottom="0in" loext:contextual-spacing="false"/>
      <style:text-properties fo:color="#000000" fo:font-size="8pt" officeooo:rsid="001e2704" officeooo:paragraph-rsid="002404d9" style:font-size-asian="7pt" style:font-size-complex="8pt"/>
    </style:style>
    <style:style style:name="P50" style:family="paragraph" style:parent-style-name="Standard">
      <style:paragraph-properties fo:margin-top="0in" fo:margin-bottom="0in" loext:contextual-spacing="false"/>
      <style:text-properties fo:color="#000000" fo:font-size="8pt" officeooo:rsid="00292860" officeooo:paragraph-rsid="00292860" style:font-size-asian="7pt" style:font-size-complex="8pt"/>
    </style:style>
    <style:style style:name="P51" style:family="paragraph" style:parent-style-name="Standard">
      <style:paragraph-properties fo:margin-top="0in" fo:margin-bottom="0in" loext:contextual-spacing="false"/>
      <style:text-properties fo:color="#000000" fo:font-size="8pt" fo:font-weight="bold" officeooo:rsid="00b5cd86" officeooo:paragraph-rsid="001c7d87" style:font-size-asian="8pt" style:font-weight-asian="bold" style:font-size-complex="8pt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fo:color="#000000" fo:font-size="8pt" officeooo:rsid="0049b26b" officeooo:paragraph-rsid="001e2704" style:font-size-asian="7pt" style:font-size-complex="8pt"/>
    </style:style>
    <style:style style:name="P53" style:family="paragraph" style:parent-style-name="Text_20_body">
      <style:paragraph-properties fo:margin-top="0in" fo:margin-bottom="0in" loext:contextual-spacing="false"/>
      <style:text-properties fo:color="#000000" fo:font-size="8pt" officeooo:rsid="0049b26b" officeooo:paragraph-rsid="001c7d87" style:font-size-asian="7pt" style:font-size-complex="8pt"/>
    </style:style>
    <style:style style:name="P54" style:family="paragraph" style:parent-style-name="Text_20_body">
      <style:paragraph-properties fo:margin-top="0in" fo:margin-bottom="0in" loext:contextual-spacing="false"/>
      <style:text-properties fo:color="#000000" fo:font-size="8pt" officeooo:rsid="0074d55f" officeooo:paragraph-rsid="001e2704" style:font-size-asian="7pt" style:font-size-complex="8pt"/>
    </style:style>
    <style:style style:name="P55" style:family="paragraph" style:parent-style-name="Text_20_body">
      <style:paragraph-properties fo:margin-top="0in" fo:margin-bottom="0in" loext:contextual-spacing="false"/>
      <style:text-properties fo:color="#000000" fo:font-size="8pt" officeooo:rsid="001e2704" officeooo:paragraph-rsid="001e2704" style:font-size-asian="7pt" style:font-size-complex="8pt"/>
    </style:style>
    <style:style style:name="P56" style:family="paragraph" style:parent-style-name="Text_20_body">
      <style:paragraph-properties fo:margin-top="0in" fo:margin-bottom="0in" loext:contextual-spacing="false"/>
      <style:text-properties fo:color="#000000" fo:font-size="8pt" officeooo:rsid="00210312" officeooo:paragraph-rsid="00210312" style:font-size-asian="7pt" style:font-size-complex="8pt"/>
    </style:style>
    <style:style style:name="P57" style:family="paragraph" style:parent-style-name="Text_20_body">
      <style:paragraph-properties fo:margin-top="0in" fo:margin-bottom="0in" loext:contextual-spacing="false"/>
      <style:text-properties fo:color="#000000" fo:font-size="8pt" officeooo:rsid="002404d9" officeooo:paragraph-rsid="002404d9" style:font-size-asian="7pt" style:font-size-complex="8pt"/>
    </style:style>
    <style:style style:name="P58" style:family="paragraph" style:parent-style-name="Text_20_body">
      <style:paragraph-properties fo:margin-top="0in" fo:margin-bottom="0in" loext:contextual-spacing="false"/>
      <style:text-properties fo:color="#000000" fo:font-size="8pt" officeooo:rsid="001e2704" officeooo:paragraph-rsid="001e2704" style:font-size-asian="8pt" style:font-size-complex="8pt"/>
    </style:style>
    <style:style style:name="P59" style:family="paragraph" style:parent-style-name="Text_20_body">
      <style:paragraph-properties fo:margin-top="0in" fo:margin-bottom="0in" loext:contextual-spacing="false"/>
      <style:text-properties fo:color="#000000" fo:font-size="8pt" fo:font-weight="bold" officeooo:rsid="00b5cd86" officeooo:paragraph-rsid="001c7d87" style:font-size-asian="7pt" style:font-weight-asian="bold" style:font-size-complex="8pt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color="#000000" fo:font-size="12pt" officeooo:rsid="001e2704" officeooo:paragraph-rsid="001e2704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/>
      <style:text-properties fo:color="#000000" fo:font-size="14pt" officeooo:rsid="001e2704" officeooo:paragraph-rsid="001e2704" style:font-size-asian="14pt" style:font-size-complex="14pt"/>
    </style:style>
    <style:style style:name="T1" style:family="text">
      <style:text-properties officeooo:rsid="0018f4d8"/>
    </style:style>
    <style:style style:name="T2" style:family="text">
      <style:text-properties officeooo:rsid="0017453e"/>
    </style:style>
    <style:style style:name="T3" style:family="text">
      <style:text-properties officeooo:rsid="00197f06"/>
    </style:style>
    <style:style style:name="T4" style:family="text">
      <style:text-properties officeooo:rsid="001ae501"/>
    </style:style>
    <style:style style:name="T5" style:family="text">
      <style:text-properties officeooo:rsid="001dbd60"/>
    </style:style>
    <style:style style:name="T6" style:family="text">
      <style:text-properties officeooo:rsid="001bfb1a"/>
    </style:style>
    <style:style style:name="T7" style:family="text">
      <style:text-properties officeooo:rsid="001c344e"/>
    </style:style>
    <style:style style:name="T8" style:family="text">
      <style:text-properties officeooo:rsid="00206f79"/>
    </style:style>
    <style:style style:name="T9" style:family="text">
      <style:text-properties officeooo:rsid="005ff07b"/>
    </style:style>
    <style:style style:name="T10" style:family="text">
      <style:text-properties officeooo:rsid="00642a67"/>
    </style:style>
    <style:style style:name="T11" style:family="text">
      <style:text-properties officeooo:rsid="0049b26b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8bef4b" style:font-size-asian="8pt" style:font-size-complex="8pt"/>
    </style:style>
    <style:style style:name="T14" style:family="text">
      <style:text-properties fo:font-size="8pt" officeooo:rsid="00ae96a9" style:font-size-asian="8pt" style:font-size-complex="8pt"/>
    </style:style>
    <style:style style:name="T15" style:family="text">
      <style:text-properties fo:font-size="8pt" officeooo:rsid="008c0adb" style:font-size-asian="8pt" style:font-size-complex="8pt"/>
    </style:style>
    <style:style style:name="T16" style:family="text">
      <style:text-properties fo:font-size="8pt" officeooo:rsid="00206f79" style:font-size-asian="8pt" style:font-size-complex="8pt"/>
    </style:style>
    <style:style style:name="T17" style:family="text">
      <style:text-properties fo:font-size="8pt" officeooo:rsid="0065194d" style:font-size-asian="8pt" style:font-size-complex="8pt"/>
    </style:style>
    <style:style style:name="T18" style:family="text">
      <style:text-properties fo:font-size="8pt" officeooo:rsid="00a8d983" style:font-size-asian="8pt" style:font-size-complex="8pt"/>
    </style:style>
    <style:style style:name="T19" style:family="text">
      <style:text-properties fo:font-size="8pt" officeooo:rsid="0049b26b" style:font-size-asian="8pt" style:font-size-complex="8pt"/>
    </style:style>
    <style:style style:name="T20" style:family="text">
      <style:text-properties fo:font-size="8pt" officeooo:rsid="004fc68b" style:font-size-asian="8pt" style:font-size-complex="8pt"/>
    </style:style>
    <style:style style:name="T21" style:family="text">
      <style:text-properties fo:font-size="8pt" officeooo:rsid="004f4905" style:font-size-asian="8pt" style:font-size-complex="8pt"/>
    </style:style>
    <style:style style:name="T22" style:family="text">
      <style:text-properties fo:font-size="8pt" officeooo:rsid="0052a24e" style:font-size-asian="8pt" style:font-size-complex="8pt"/>
    </style:style>
    <style:style style:name="T23" style:family="text">
      <style:text-properties fo:font-size="8pt" officeooo:rsid="00a9e31c" style:font-size-asian="8pt" style:font-size-complex="8pt"/>
    </style:style>
    <style:style style:name="T24" style:family="text">
      <style:text-properties fo:font-size="8pt" officeooo:rsid="004b01e5" style:font-size-asian="8pt" style:font-size-complex="8pt"/>
    </style:style>
    <style:style style:name="T25" style:family="text">
      <style:text-properties fo:font-size="8pt" officeooo:rsid="005ac453" style:font-size-asian="8pt" style:font-size-complex="8pt"/>
    </style:style>
    <style:style style:name="T26" style:family="text">
      <style:text-properties fo:font-size="8pt" officeooo:rsid="00af04d2" style:font-size-asian="8pt" style:font-size-complex="8pt"/>
    </style:style>
    <style:style style:name="T27" style:family="text">
      <style:text-properties fo:font-size="8pt" officeooo:rsid="00aafc20" style:font-size-asian="8pt" style:font-size-complex="8pt"/>
    </style:style>
    <style:style style:name="T28" style:family="text">
      <style:text-properties fo:font-size="8pt" officeooo:rsid="00546a7a" style:font-size-asian="8pt" style:font-size-complex="8pt"/>
    </style:style>
    <style:style style:name="T29" style:family="text">
      <style:text-properties fo:font-size="8pt" officeooo:rsid="005c7556" style:font-size-asian="8pt" style:font-size-complex="8pt"/>
    </style:style>
    <style:style style:name="T30" style:family="text">
      <style:text-properties fo:font-size="8pt" officeooo:rsid="00af66ad" style:font-size-asian="8pt" style:font-size-complex="8pt"/>
    </style:style>
    <style:style style:name="T31" style:family="text">
      <style:text-properties fo:font-size="8pt" officeooo:rsid="00b3afc2" style:font-size-asian="8pt" style:font-size-complex="8pt"/>
    </style:style>
    <style:style style:name="T32" style:family="text">
      <style:text-properties fo:font-size="8pt" officeooo:rsid="005b4b96" style:font-size-asian="8pt" style:font-size-complex="8pt"/>
    </style:style>
    <style:style style:name="T33" style:family="text">
      <style:text-properties fo:font-size="8pt" officeooo:rsid="0025a94c" style:font-size-asian="8pt" style:font-size-complex="8pt"/>
    </style:style>
    <style:style style:name="T34" style:family="text">
      <style:text-properties fo:font-size="8pt" officeooo:rsid="00241261" style:font-size-asian="8pt" style:font-size-complex="8pt"/>
    </style:style>
    <style:style style:name="T35" style:family="text">
      <style:text-properties fo:font-size="8pt" officeooo:rsid="005e11b6" style:font-size-asian="8pt" style:font-size-complex="8pt"/>
    </style:style>
    <style:style style:name="T36" style:family="text">
      <style:text-properties fo:font-size="8pt" officeooo:rsid="0061999c" style:font-size-asian="8pt" style:font-size-complex="8pt"/>
    </style:style>
    <style:style style:name="T37" style:family="text">
      <style:text-properties fo:font-size="8pt" officeooo:rsid="005ff07b" style:font-size-asian="8pt" style:font-size-complex="8pt"/>
    </style:style>
    <style:style style:name="T38" style:family="text">
      <style:text-properties fo:font-size="8pt" officeooo:rsid="0062bbed" style:font-size-asian="8pt" style:font-size-complex="8pt"/>
    </style:style>
    <style:style style:name="T39" style:family="text">
      <style:text-properties fo:font-size="8pt" officeooo:rsid="006371de" style:font-size-asian="8pt" style:font-size-complex="8pt"/>
    </style:style>
    <style:style style:name="T40" style:family="text">
      <style:text-properties fo:font-size="8pt" officeooo:rsid="00210312" style:font-size-asian="8pt" style:font-size-complex="8pt"/>
    </style:style>
    <style:style style:name="T41" style:family="text">
      <style:text-properties officeooo:rsid="00ae96a9"/>
    </style:style>
    <style:style style:name="T42" style:family="text">
      <style:text-properties officeooo:rsid="0065194d"/>
    </style:style>
    <style:style style:name="T43" style:family="text">
      <style:text-properties officeooo:rsid="00a9e31c"/>
    </style:style>
    <style:style style:name="T44" style:family="text">
      <style:text-properties officeooo:rsid="00af04d2"/>
    </style:style>
    <style:style style:name="T45" style:family="text">
      <style:text-properties officeooo:rsid="005ac453"/>
    </style:style>
    <style:style style:name="T46" style:family="text">
      <style:text-properties officeooo:rsid="00668b45"/>
    </style:style>
    <style:style style:name="T47" style:family="text">
      <style:text-properties officeooo:rsid="0066e7ac"/>
    </style:style>
    <style:style style:name="T48" style:family="text">
      <style:text-properties officeooo:rsid="00821823"/>
    </style:style>
    <style:style style:name="T49" style:family="text">
      <style:text-properties officeooo:rsid="008c0adb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6pt" officeooo:rsid="0038f8e5" style:font-size-asian="16pt" style:font-size-complex="16pt"/>
    </style:style>
    <style:style style:name="T52" style:family="text">
      <style:text-properties style:font-size-asian="8pt"/>
    </style:style>
    <style:style style:name="T53" style:family="text">
      <style:text-properties officeooo:rsid="00206f79" style:font-size-asian="8pt"/>
    </style:style>
    <style:style style:name="T54" style:family="text">
      <style:text-properties officeooo:rsid="0065194d" style:font-size-asian="8pt"/>
    </style:style>
    <style:style style:name="T55" style:family="text">
      <style:text-properties officeooo:rsid="00a8d983" style:font-size-asian="8pt"/>
    </style:style>
    <style:style style:name="T56" style:family="text">
      <style:text-properties officeooo:rsid="00546a7a" style:font-size-asian="8pt"/>
    </style:style>
    <style:style style:name="T57" style:family="text">
      <style:text-properties officeooo:rsid="00af04d2" style:font-size-asian="8pt"/>
    </style:style>
    <style:style style:name="T58" style:family="text">
      <style:text-properties officeooo:rsid="005ac453" style:font-size-asian="8pt"/>
    </style:style>
    <style:style style:name="T59" style:family="text">
      <style:text-properties officeooo:rsid="00a8d983"/>
    </style:style>
    <style:style style:name="T60" style:family="text">
      <style:text-properties fo:color="#c9211e" fo:font-size="8pt" officeooo:rsid="008c0adb" style:font-size-asian="8pt" style:font-size-complex="8pt"/>
    </style:style>
    <style:style style:name="T61" style:family="text">
      <style:text-properties fo:color="#c9211e" fo:font-size="8pt" officeooo:rsid="00241261" style:font-size-asian="8pt" style:font-size-complex="8pt"/>
    </style:style>
    <style:style style:name="T62" style:family="text">
      <style:text-properties fo:color="#c9211e" fo:font-size="8pt" officeooo:rsid="00ae96a9" style:font-size-asian="8pt" style:font-size-complex="8pt"/>
    </style:style>
    <style:style style:name="T63" style:family="text">
      <style:text-properties fo:color="#c9211e" fo:font-size="8pt" officeooo:rsid="005e11b6" style:font-size-asian="8pt" style:font-size-complex="8pt"/>
    </style:style>
    <style:style style:name="T64" style:family="text">
      <style:text-properties fo:color="#c9211e" fo:font-size="8pt" officeooo:rsid="0061999c" style:font-size-asian="8pt" style:font-size-complex="8pt"/>
    </style:style>
    <style:style style:name="T65" style:family="text">
      <style:text-properties fo:color="#c9211e" fo:font-size="8pt" officeooo:rsid="005ff07b" style:font-size-asian="8pt" style:font-size-complex="8pt"/>
    </style:style>
    <style:style style:name="T66" style:family="text">
      <style:text-properties fo:color="#c9211e" fo:font-size="8pt" officeooo:rsid="008bef4b" style:font-size-asian="8pt" style:font-size-complex="8pt"/>
    </style:style>
    <style:style style:name="T67" style:family="text">
      <style:text-properties fo:color="#c9211e" fo:font-size="8pt" officeooo:rsid="0062bbed" style:font-size-asian="8pt" style:font-size-complex="8pt"/>
    </style:style>
    <style:style style:name="T68" style:family="text">
      <style:text-properties fo:color="#c9211e" fo:font-size="8pt" officeooo:rsid="006371de" style:font-size-asian="8pt" style:font-size-complex="8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0">Предметная область </text:span><text:span text:style-name="T51">(Domain)</text:span></text:p>
      <text:p text:style-name="P9"><text:span text:style-name="T51"/></text:p>
      <text:p text:style-name="P52">Сиситема управления API (API Management) – разрабатываемая система. Далее – система</text:p>
      <text:p text:style-name="P52"/>
      <text:p text:style-name="P10">API – <text:span text:style-name="T11">программный интерфейс приложения</text:span></text:p>
      <text:p text:style-name="P13">OpenAPI – <text:span text:style-name="T11">спецификация для описания API</text:span></text:p>
      <text:p text:style-name="P14">Открытое/Публичное API – открытый программный интерфейс не предпологающий наличия авторизации</text:p>
      <text:p text:style-name="P14">Закрытое API – программный интерфейс предполагающий наличие авторизации, подписки</text:p>
      <text:p text:style-name="P41">Rate limit, рейт лимит – ограничение в моменте на кол-во вызовов.</text:p>
      <text:p text:style-name="P16">План, тарифный план, <text:span text:style-name="T41">Plan</text:span> – <text:span text:style-name="T49">контекст вызова API в котором происходит проверка типа авторизации, применение рейт лимитов к вызову. </text:span></text:p>
      <text:p text:style-name="P32"><text:span text:style-name="T34">Подписка, </text:span><text:span text:style-name="T14">Subscribtion</text:span><text:span text:style-name="T34"> – </text:span><text:span text:style-name="T35">зафиксированн</text:span><text:span text:style-name="T36">ое событие</text:span><text:span text:style-name="T35"> </text:span><text:span text:style-name="T37">предоставления доступа </text:span><text:span text:style-name="T13">приложения </text:span><text:span text:style-name="T37">к</text:span><text:span text:style-name="T38"> закрыт</text:span><text:span text:style-name="T13">ому</text:span><text:span text:style-name="T38"> API требующ</text:span><text:span text:style-name="T13">ее</text:span><text:span text:style-name="T38"> авторизации </text:span><text:span text:style-name="T39">вызова. </text:span><text:span text:style-name="T15">Подписка всегда должна происходить в контексте плана.</text:span></text:p>
      <text:p text:style-name="P14"><text:span text:style-name="T8">Api-Key</text:span><text:span text:style-name="T9"> – </text:span><text:span text:style-name="T10">уникальный идентификатор для аутентификации запросов</text:span></text:p>
      <text:p text:style-name="P10">Токен, <text:span text:style-name="T41">Token</text:span> – <text:span text:style-name="T42">OAuth2 Access Token</text:span></text:p>
      <text:p text:style-name="P32"><text:span text:style-name="T16">client_id - </text:span><text:span text:style-name="T17">OAuth2 </text:span><text:span text:style-name="T18">clientId</text:span></text:p>
      <text:p text:style-name="P32"><text:span text:style-name="T16">client_secret - </text:span><text:span text:style-name="T17">OAuth2 </text:span><text:span text:style-name="T18">clientSecret</text:span></text:p>
      <text:p text:style-name="P32"><text:span text:style-name="T19">Шлюз </text:span><text:span text:style-name="T20">API, </text:span><text:span text:style-name="T14">APIGW</text:span><text:span text:style-name="T19"> – прогаммный компонент, </text:span><text:span text:style-name="T21">среда</text:span><text:span text:style-name="T19"> для размещения </text:span><text:span text:style-name="T21">и выполнения</text:span><text:span text:style-name="T19"> API</text:span></text:p>
      <text:p text:style-name="P33"><text:span text:style-name="T19">Ф</text:span><text:span text:style-name="T12">абрика API – программный компонент, среда для создания и дизайна API</text:span></text:p>
      <text:p text:style-name="P34"><text:span text:style-name="T22">Модуль у</text:span><text:span text:style-name="T12">правлени</text:span><text:span text:style-name="T22">я</text:span><text:span text:style-name="T12"> – программный компонент, среда для управления жизненным циклом API и приложений</text:span></text:p>
      <text:p text:style-name="P18">Каталог API – база данных API отображенная в UI, с целью дать возможность <text:span text:style-name="T43">поиска</text:span> нужного API и последующей подписки на него. <text:s/></text:p>
      <text:p text:style-name="P19">Поставщик, <text:span text:style-name="T41">Provider</text:span> – субъект осуществляющий публикацию API в системе.</text:p>
      <text:p text:style-name="P32"><text:span text:style-name="T16">Сервис поставщика, </text:span><text:span text:style-name="T19">приложение поставщика – </text:span><text:span text:style-name="T23">REST</text:span><text:span text:style-name="T19"> приложение </text:span><text:span text:style-name="T24">или</text:span><text:span text:style-name="T19"> сервис</text:span><text:span text:style-name="T24"> организации чей программный интерфейс может быть описан при помощи спецификации и опубликован в системе</text:span></text:p>
      <text:p text:style-name="P54">Владелец системы, <text:span text:style-name="T41">Owner</text:span> – организация-владелец системы использующая ее для управления своими API.</text:p>
      <text:p text:style-name="P20">Потребитель, <text:span text:style-name="T41">Consumer</text:span> – субъект взаимодействующий с опубликованным сервисом поставщика.</text:p>
      <text:p text:style-name="P32"><text:span text:style-name="T16">Приложение потребителя – </text:span><text:span text:style-name="T23">сущность содержащая учетные данные</text:span><text:span text:style-name="T24"> </text:span><text:span text:style-name="T23">для</text:span><text:span text:style-name="T25"> подпис</text:span><text:span text:style-name="T23">ки</text:span><text:span text:style-name="T25"> на </text:span><text:span text:style-name="T23">API</text:span><text:span text:style-name="T25"> поставщика </text:span><text:span text:style-name="T23">и последующего вызова</text:span></text:p>
      <text:p text:style-name="P21">Зона размещения, <text:span text:style-name="T44">logical deployment zone</text:span> – логическая зона в которой размещен сервис поставщика или приложени<text:span text:style-name="T45">е</text:span> потребителя.</text:p>
      <text:p text:style-name="P35"><text:span text:style-name="T22">Таблица зонной принадлежности, </text:span><text:span text:style-name="T26">zone accessory table</text:span><text:span text:style-name="T22"> </text:span><text:span text:style-name="T20"><text:s/>- </text:span><text:span text:style-name="T22">таблица принадле</text:span><text:span text:style-name="T25">ж</text:span><text:span text:style-name="T22">ности </text:span><text:span text:style-name="T27">API</text:span><text:span text:style-name="T22"> или приложения определенной зоне размещения</text:span></text:p>
      <text:p text:style-name="P32"><text:span text:style-name="T28">Политика, </text:span><text:span text:style-name="T26">Policy</text:span><text:span text:style-name="T28"> – функциональная единица кода в виде уполномоченного объекта (заместителя, proxy) которое применяется к вызову API <text:s/>и позволяет </text:span><text:span text:style-name="T25">выполнить</text:span><text:span text:style-name="T28"> некое бизнес-правило </text:span><text:span text:style-name="T25">при обработке вызова</text:span></text:p>
      <text:p text:style-name="P32"><text:span text:style-name="T25">М</text:span><text:span text:style-name="T29">аршрут вызова, </text:span><text:span text:style-name="T30">Call route</text:span><text:span text:style-name="T29"> – </text:span><text:span text:style-name="T31">путь</text:span><text:span text:style-name="T29"> прохождения вызова через среду размещения API</text:span></text:p>
      <text:p text:style-name="P32"><text:span text:style-name="T28">Зонное правило, Zone rule - <text:s/></text:span><text:span text:style-name="T25">цепочка политик примененная </text:span><text:span text:style-name="T32">к маршруту прохождения через зоны размещения</text:span></text:p>
      <text:p text:style-name="P36"><text:span text:style-name="T32">Т</text:span><text:span text:style-name="T12">аблица маршрутизации вызовов – </text:span><text:span text:style-name="T31">таблица соответствия зонных правил маршрутам вызова.<text:tab/></text:span></text:p>
      <text:p text:style-name="P32"><text:span text:style-name="T33">Трафик – </text:span><text:span text:style-name="T17">объем вызовов API проходящий через среду выполнения API</text:span></text:p>
      <text:p text:style-name="P22"><text:span text:style-name="T42">Cобыти</text:span><text:span text:style-name="T46">е, событие вызова, вызов – факт вызова програмного интерфейса в среде выполнения</text:span></text:p>
      <text:p text:style-name="P22">Логи – <text:span text:style-name="T46">зафиксированные в системе журналирования события вызова</text:span></text:p>
      <text:p text:style-name="P22">Sharding Tag – <text:span text:style-name="T47">маркер определяющий принадлежность шлюза и API к отдельной логической группе при размещении API в среде выполнения. Способ распределения API по шлюзам.</text:span></text:p>
      <text:p text:style-name="P43">Tenant - <text:s/><text:span text:style-name="T47">маркер определяющий принадлежность шлюза и эндпоинта API к отдельной логической группе при размещении API в среде выполнения. Способ распределения API эндпоинтов по шлюзам.</text:span><text:span text:style-name="T48"> </text:span></text:p>
      <text:p text:style-name="P37"/>
      <text:p text:style-name="P38">Смысловое ядро (Core Domain)</text:p>
      <text:p text:style-name="P28"/>
      <text:p text:style-name="P10">API</text:p>
      <text:p text:style-name="P13">OpenAPI</text:p>
      <text:p text:style-name="P14">Открытое/Публичное API</text:p>
      <text:p text:style-name="P32"><text:span text:style-name="T38">Закрытое API</text:span></text:p>
      <text:p text:style-name="P32"><text:span text:style-name="T19">Шлюз </text:span><text:span text:style-name="T20">API, </text:span><text:span text:style-name="T14">APIGW</text:span></text:p>
      <text:p text:style-name="P33"><text:span text:style-name="T19">Ф</text:span><text:span text:style-name="T12">абрика API</text:span></text:p>
      <text:p text:style-name="P34"><text:span text:style-name="T22">Модуль у</text:span><text:span text:style-name="T12">правлени</text:span><text:span text:style-name="T22">я</text:span></text:p>
      <text:p text:style-name="P18">Каталог API</text:p>
      <text:p text:style-name="P19">Поставщик, <text:span text:style-name="T41">Provider</text:span></text:p>
      <text:p text:style-name="P32"><text:span text:style-name="T40">REST с</text:span><text:span text:style-name="T16">ервис поставщика</text:span></text:p>
      <text:p text:style-name="P54">Владелец системы, <text:span text:style-name="T41">Owner</text:span> </text:p>
      <text:p text:style-name="P39"><text:span text:style-name="T24">Потребитель, </text:span><text:span text:style-name="T14">Consumer, </text:span></text:p>
      <text:p text:style-name="P39"><text:span text:style-name="T16">Приложение потребителя</text:span></text:p>
      <text:p text:style-name="P42">Rate limit, рейт лимит – ограничение в моменте на кол-во вызовов.</text:p>
      <text:p text:style-name="P17">План, тарифный план, <text:span text:style-name="T41">Plan</text:span> – <text:span text:style-name="T49">контекст вызова API в котором происходит проверка типа авторизации, применение рейт лимитов к вызову. </text:span></text:p>
      <text:p text:style-name="P39"><text:span text:style-name="T34">Подписка, </text:span><text:span text:style-name="T14">Subscribtion</text:span><text:span text:style-name="T34"> – </text:span><text:span text:style-name="T35">зафиксированн</text:span><text:span text:style-name="T36">ое событие</text:span><text:span text:style-name="T35"> </text:span><text:span text:style-name="T37">предоставления доступа </text:span><text:span text:style-name="T13">приложения </text:span><text:span text:style-name="T37">к</text:span><text:span text:style-name="T38"> закрыт</text:span><text:span text:style-name="T13">ому</text:span><text:span text:style-name="T38"> API требующ</text:span><text:span text:style-name="T13">ее</text:span><text:span text:style-name="T38"> авторизации </text:span><text:span text:style-name="T39">вызова. </text:span><text:span text:style-name="T15">Подписка всегда должна происходить в контексте плана.</text:span></text:p>
      <text:p text:style-name="P15"><text:span text:style-name="T8">Api-Key</text:span><text:span text:style-name="T9"> – </text:span><text:span text:style-name="T10">уникальный идентификатор для аутентификации запросов</text:span></text:p>
      <text:p text:style-name="P15"/>
      <text:p text:style-name="P40">Auth subdomain</text:p>
      <text:p text:style-name="P25">OAuth2</text:p>
      <text:p text:style-name="P11">Токен, <text:span text:style-name="T41">Token</text:span></text:p>
      <text:p text:style-name="P39"><text:span text:style-name="T16">client_id</text:span></text:p>
      <text:p text:style-name="P48"><text:span text:style-name="T53">client_secret</text:span></text:p>
      <text:p text:style-name="P55"/>
      <text:p text:style-name="P60">Run-time subdomain</text:p>
      <text:p text:style-name="P23">Sharding Tag</text:p>
      <text:p text:style-name="P44"><text:span text:style-name="T59">Tenant </text:span></text:p>
      <text:p text:style-name="P39"><text:span text:style-name="T20">Зона размещения, </text:span><text:span text:style-name="T26">logical deployment zone</text:span></text:p>
      <text:p text:style-name="P48"><text:span text:style-name="T56">Политика, </text:span><text:span text:style-name="T57">Policy</text:span></text:p>
      <text:p text:style-name="P32"><text:soft-page-break/><text:span text:style-name="T25">М</text:span><text:span text:style-name="T29">аршрут вызова, </text:span><text:span text:style-name="T30">Call route</text:span></text:p>
      <text:p text:style-name="P32"><text:span text:style-name="T28">Зонное правило, Zone rule</text:span></text:p>
      <text:p text:style-name="P36"><text:span text:style-name="T32">Т</text:span><text:span text:style-name="T12">аблица маршрутизации вызовов</text:span></text:p>
      <text:p text:style-name="P32"><text:span text:style-name="T33">Трафик</text:span></text:p>
      <text:p text:style-name="P22"><text:span text:style-name="T42">Cобыти</text:span><text:span text:style-name="T46">е, событие вызова, вызов</text:span></text:p>
      <text:p text:style-name="P22">Логи</text:p>
      <text:p text:style-name="P26">Подписка</text:p>
      <text:p text:style-name="P27">ApiKey</text:p>
      <text:p text:style-name="P55"/>
      <text:p text:style-name="P60">Disign-time subdomain</text:p>
      <text:p text:style-name="P56">Аудит</text:p>
      <text:p text:style-name="P57">Пользователи</text:p>
      <text:p text:style-name="P57">Роли и полномочия</text:p>
      <text:p text:style-name="P45">OpenAPI</text:p>
      <text:p text:style-name="P49"><text:span text:style-name="T56">Политика, </text:span><text:span text:style-name="T57">Policy</text:span></text:p>
      <text:p text:style-name="P50"><text:span text:style-name="T57">П</text:span><text:span text:style-name="T52">лан</text:span></text:p>
      <text:p text:style-name="P50"><text:span text:style-name="T52">Приложение</text:span></text:p>
      <text:p text:style-name="P55"/>
      <text:p text:style-name="P55"/>
      <text:p text:style-name="P55"/>
      <text:p text:style-name="P61">Слои DDD</text:p>
      <text:p text:style-name="P58">-</text:p>
      <text:p text:style-name="P53"/>
      <text:p text:style-name="P61">Строительные блоки DDD</text:p>
      <text:p text:style-name="P55"/>
      <text:p text:style-name="P59">Сущности (Entity)</text:p>
      <text:p text:style-name="P12">API</text:p>
      <text:p text:style-name="P29">OpenAPI</text:p>
      <text:p text:style-name="P30">Приложение</text:p>
      <text:p text:style-name="P31"/>
      <text:p text:style-name="P31"/>
      <text:p text:style-name="P31"/>
      <text:p text:style-name="P24"/>
      <text:p text:style-name="P51">Объект-значение (Value object)</text:p>
      <text:p text:style-name="P46"/>
      <text:p text:style-name="P46"/>
      <text:p text:style-name="P46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5:19:27.851435505</meta:creation-date>
    <dc:date>2021-08-25T15:45:35.299830538</dc:date>
    <meta:editing-duration>P1DT23H22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85" meta:word-count="533" meta:character-count="4220" meta:non-whitespace-character-count="3727"/>
  </office:meta>
</office:document-meta>
</file>